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24" calcext:value-type="float">
            <text:p>124.000</text:p>
          </table:table-cell>
          <table:table-cell office:value-type="float" office:value="27.5056443458614" calcext:value-type="float">
            <text:p>27.506</text:p>
          </table:table-cell>
          <table:table-cell office:value-type="float" office:value="0.771240194904268" calcext:value-type="float">
            <text:p>0.77124</text:p>
          </table:table-cell>
          <table:table-cell office:value-type="float" office:value="18751.21484375" calcext:value-type="float">
            <text:p>18751.21</text:p>
          </table:table-cell>
          <table:table-cell office:value-type="float" office:value="5256.99926757813" calcext:value-type="float">
            <text:p>5257.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8.6" calcext:value-type="float">
            <text:p>98.600</text:p>
          </table:table-cell>
          <table:table-cell office:value-type="float" office:value="28.5621997683417" calcext:value-type="float">
            <text:p>28.562</text:p>
          </table:table-cell>
          <table:table-cell office:value-type="float" office:value="0.797405499941403" calcext:value-type="float">
            <text:p>0.79741</text:p>
          </table:table-cell>
          <table:table-cell office:value-type="float" office:value="17393.1967773437" calcext:value-type="float">
            <text:p>17393.20</text:p>
          </table:table-cell>
          <table:table-cell office:value-type="float" office:value="5252.71850585937" calcext:value-type="float">
            <text:p>5252.72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81.5" calcext:value-type="float">
            <text:p>81.500</text:p>
          </table:table-cell>
          <table:table-cell office:value-type="float" office:value="29.4454925208656" calcext:value-type="float">
            <text:p>29.445</text:p>
          </table:table-cell>
          <table:table-cell office:value-type="float" office:value="0.814914639202903" calcext:value-type="float">
            <text:p>0.81491</text:p>
          </table:table-cell>
          <table:table-cell office:value-type="float" office:value="16488.900390625" calcext:value-type="float">
            <text:p>16488.90</text:p>
          </table:table-cell>
          <table:table-cell office:value-type="float" office:value="5072.29565429688" calcext:value-type="float">
            <text:p>5072.3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8.8" calcext:value-type="float">
            <text:p>68.800</text:p>
          </table:table-cell>
          <table:table-cell office:value-type="float" office:value="30.2928077934319" calcext:value-type="float">
            <text:p>30.293</text:p>
          </table:table-cell>
          <table:table-cell office:value-type="float" office:value="0.834100601939583" calcext:value-type="float">
            <text:p>0.83410</text:p>
          </table:table-cell>
          <table:table-cell office:value-type="float" office:value="15581.5322265625" calcext:value-type="float">
            <text:p>15581.53</text:p>
          </table:table-cell>
          <table:table-cell office:value-type="float" office:value="4869.6865234375" calcext:value-type="float">
            <text:p>4869.69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59.3" calcext:value-type="float">
            <text:p>59.300</text:p>
          </table:table-cell>
          <table:table-cell office:value-type="float" office:value="31.0441087745785" calcext:value-type="float">
            <text:p>31.044</text:p>
          </table:table-cell>
          <table:table-cell office:value-type="float" office:value="0.848582741015995" calcext:value-type="float">
            <text:p>0.84858</text:p>
          </table:table-cell>
          <table:table-cell office:value-type="float" office:value="15097.1938476563" calcext:value-type="float">
            <text:p>15097.19</text:p>
          </table:table-cell>
          <table:table-cell office:value-type="float" office:value="4697.93408203125" calcext:value-type="float">
            <text:p>4697.9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1.8" calcext:value-type="float">
            <text:p>51.800</text:p>
          </table:table-cell>
          <table:table-cell office:value-type="float" office:value="31.7187432543096" calcext:value-type="float">
            <text:p>31.719</text:p>
          </table:table-cell>
          <table:table-cell office:value-type="float" office:value="0.859860001126093" calcext:value-type="float">
            <text:p>0.85986</text:p>
          </table:table-cell>
          <table:table-cell office:value-type="float" office:value="14638.341796875" calcext:value-type="float">
            <text:p>14638.34</text:p>
          </table:table-cell>
          <table:table-cell office:value-type="float" office:value="4552.24365234375" calcext:value-type="float">
            <text:p>4552.24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45.85" calcext:value-type="float">
            <text:p>45.850</text:p>
          </table:table-cell>
          <table:table-cell office:value-type="float" office:value="32.3435555286778" calcext:value-type="float">
            <text:p>32.344</text:p>
          </table:table-cell>
          <table:table-cell office:value-type="float" office:value="0.871293942977473" calcext:value-type="float">
            <text:p>0.87129</text:p>
          </table:table-cell>
          <table:table-cell office:value-type="float" office:value="14147.7919921875" calcext:value-type="float">
            <text:p>14147.79</text:p>
          </table:table-cell>
          <table:table-cell office:value-type="float" office:value="4558.33227539063" calcext:value-type="float">
            <text:p>4558.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0.8" calcext:value-type="float">
            <text:p>40.800</text:p>
          </table:table-cell>
          <table:table-cell office:value-type="float" office:value="32.9588751448305" calcext:value-type="float">
            <text:p>32.959</text:p>
          </table:table-cell>
          <table:table-cell office:value-type="float" office:value="0.881054772461228" calcext:value-type="float">
            <text:p>0.88105</text:p>
          </table:table-cell>
          <table:table-cell office:value-type="float" office:value="13674.69921875" calcext:value-type="float">
            <text:p>13674.70</text:p>
          </table:table-cell>
          <table:table-cell office:value-type="float" office:value="4479.46606445313" calcext:value-type="float">
            <text:p>4479.47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36.7" calcext:value-type="float">
            <text:p>36.700</text:p>
          </table:table-cell>
          <table:table-cell office:value-type="float" office:value="33.497041831456" calcext:value-type="float">
            <text:p>33.497</text:p>
          </table:table-cell>
          <table:table-cell office:value-type="float" office:value="0.889063615409556" calcext:value-type="float">
            <text:p>0.88906</text:p>
          </table:table-cell>
          <table:table-cell office:value-type="float" office:value="13469.8686523438" calcext:value-type="float">
            <text:p>13469.87</text:p>
          </table:table-cell>
          <table:table-cell office:value-type="float" office:value="4398.83715820313" calcext:value-type="float">
            <text:p>4398.8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.23" calcext:value-type="float">
            <text:p>33.230</text:p>
          </table:table-cell>
          <table:table-cell office:value-type="float" office:value="34.0229000274912" calcext:value-type="float">
            <text:p>34.023</text:p>
          </table:table-cell>
          <table:table-cell office:value-type="float" office:value="0.896462934217043" calcext:value-type="float">
            <text:p>0.89646</text:p>
          </table:table-cell>
          <table:table-cell office:value-type="float" office:value="13239.7338867188" calcext:value-type="float">
            <text:p>13239.73</text:p>
          </table:table-cell>
          <table:table-cell office:value-type="float" office:value="4426.2666015625" calcext:value-type="float">
            <text:p>4426.27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30.3" calcext:value-type="float">
            <text:p>30.300</text:p>
          </table:table-cell>
          <table:table-cell office:value-type="float" office:value="34.5079435903184" calcext:value-type="float">
            <text:p>34.508</text:p>
          </table:table-cell>
          <table:table-cell office:value-type="float" office:value="0.90323698841317" calcext:value-type="float">
            <text:p>0.90324</text:p>
          </table:table-cell>
          <table:table-cell office:value-type="float" office:value="13146.5092773438" calcext:value-type="float">
            <text:p>13146.51</text:p>
          </table:table-cell>
          <table:table-cell office:value-type="float" office:value="4422.08813476563" calcext:value-type="float">
            <text:p>4422.0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7.76" calcext:value-type="float">
            <text:p>27.760</text:p>
          </table:table-cell>
          <table:table-cell office:value-type="float" office:value="34.9871194772938" calcext:value-type="float">
            <text:p>34.987</text:p>
          </table:table-cell>
          <table:table-cell office:value-type="float" office:value="0.909513463112961" calcext:value-type="float">
            <text:p>0.90951</text:p>
          </table:table-cell>
          <table:table-cell office:value-type="float" office:value="13033.9951171875" calcext:value-type="float">
            <text:p>13034.00</text:p>
          </table:table-cell>
          <table:table-cell office:value-type="float" office:value="4361.23022460937" calcext:value-type="float">
            <text:p>4361.23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5.48" calcext:value-type="float">
            <text:p>25.480</text:p>
          </table:table-cell>
          <table:table-cell office:value-type="float" office:value="35.4554341612223" calcext:value-type="float">
            <text:p>35.455</text:p>
          </table:table-cell>
          <table:table-cell office:value-type="float" office:value="0.915155625232588" calcext:value-type="float">
            <text:p>0.91516</text:p>
          </table:table-cell>
          <table:table-cell office:value-type="float" office:value="12839.1528320313" calcext:value-type="float">
            <text:p>12839.15</text:p>
          </table:table-cell>
          <table:table-cell office:value-type="float" office:value="4298.74365234375" calcext:value-type="float">
            <text:p>4298.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77680.015492364" calcext:value-type="float">
            <text:p>177680.015492364</text:p>
          </table:table-cell>
          <table:table-cell table:style-name="ce6" office:value-type="float" office:value="1803537.47874561" calcext:value-type="float">
            <text:p>1803537.4787456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40.6" calcext:value-type="float">
            <text:p>140.600</text:p>
          </table:table-cell>
          <table:table-cell office:value-type="float" office:value="25.7356359781363" calcext:value-type="float">
            <text:p>25.736</text:p>
          </table:table-cell>
          <table:table-cell office:value-type="float" office:value="0.732933881441144" calcext:value-type="float">
            <text:p>0.73293</text:p>
          </table:table-cell>
          <table:table-cell office:value-type="float" office:value="37974.8212890625" calcext:value-type="float">
            <text:p>37974.82</text:p>
          </table:table-cell>
          <table:table-cell office:value-type="float" office:value="8236.05004882812" calcext:value-type="float">
            <text:p>8236.0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14.7" calcext:value-type="float">
            <text:p>114.700</text:p>
          </table:table-cell>
          <table:table-cell office:value-type="float" office:value="26.6127350855108" calcext:value-type="float">
            <text:p>26.613</text:p>
          </table:table-cell>
          <table:table-cell office:value-type="float" office:value="0.763488762925118" calcext:value-type="float">
            <text:p>0.76349</text:p>
          </table:table-cell>
          <table:table-cell office:value-type="float" office:value="38332.3051757813" calcext:value-type="float">
            <text:p>38332.31</text:p>
          </table:table-cell>
          <table:table-cell office:value-type="float" office:value="8484.59887695313" calcext:value-type="float">
            <text:p>8484.6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96.5" calcext:value-type="float">
            <text:p>96.500</text:p>
          </table:table-cell>
          <table:table-cell office:value-type="float" office:value="27.3983972488519" calcext:value-type="float">
            <text:p>27.398</text:p>
          </table:table-cell>
          <table:table-cell office:value-type="float" office:value="0.789281719613344" calcext:value-type="float">
            <text:p>0.78928</text:p>
          </table:table-cell>
          <table:table-cell office:value-type="float" office:value="37954.86328125" calcext:value-type="float">
            <text:p>37954.86</text:p>
          </table:table-cell>
          <table:table-cell office:value-type="float" office:value="8175.02783203125" calcext:value-type="float">
            <text:p>8175.03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83.25" calcext:value-type="float">
            <text:p>83.250</text:p>
          </table:table-cell>
          <table:table-cell office:value-type="float" office:value="28.1065635881753" calcext:value-type="float">
            <text:p>28.107</text:p>
          </table:table-cell>
          <table:table-cell office:value-type="float" office:value="0.808012264263736" calcext:value-type="float">
            <text:p>0.80801</text:p>
          </table:table-cell>
          <table:table-cell office:value-type="float" office:value="37555.5971679687" calcext:value-type="float">
            <text:p>37555.60</text:p>
          </table:table-cell>
          <table:table-cell office:value-type="float" office:value="8315.66796875" calcext:value-type="float">
            <text:p>8315.6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2.74" calcext:value-type="float">
            <text:p>72.740</text:p>
          </table:table-cell>
          <table:table-cell office:value-type="float" office:value="28.7617765174034" calcext:value-type="float">
            <text:p>28.762</text:p>
          </table:table-cell>
          <table:table-cell office:value-type="float" office:value="0.824111744025036" calcext:value-type="float">
            <text:p>0.82411</text:p>
          </table:table-cell>
          <table:table-cell office:value-type="float" office:value="36860.634765625" calcext:value-type="float">
            <text:p>36860.63</text:p>
          </table:table-cell>
          <table:table-cell office:value-type="float" office:value="8221.42578125" calcext:value-type="float">
            <text:p>8221.43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4.49" calcext:value-type="float">
            <text:p>64.490</text:p>
          </table:table-cell>
          <table:table-cell office:value-type="float" office:value="29.3445162483524" calcext:value-type="float">
            <text:p>29.345</text:p>
          </table:table-cell>
          <table:table-cell office:value-type="float" office:value="0.837142451317342" calcext:value-type="float">
            <text:p>0.83714</text:p>
          </table:table-cell>
          <table:table-cell office:value-type="float" office:value="37651.4106445312" calcext:value-type="float">
            <text:p>37651.41</text:p>
          </table:table-cell>
          <table:table-cell office:value-type="float" office:value="8383.31420898438" calcext:value-type="float">
            <text:p>8383.31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7.49" calcext:value-type="float">
            <text:p>57.490</text:p>
          </table:table-cell>
          <table:table-cell office:value-type="float" office:value="29.939707234229" calcext:value-type="float">
            <text:p>29.940</text:p>
          </table:table-cell>
          <table:table-cell office:value-type="float" office:value="0.850029027987964" calcext:value-type="float">
            <text:p>0.85003</text:p>
          </table:table-cell>
          <table:table-cell office:value-type="float" office:value="38431.6435546875" calcext:value-type="float">
            <text:p>38431.64</text:p>
          </table:table-cell>
          <table:table-cell office:value-type="float" office:value="8479.57983398437" calcext:value-type="float">
            <text:p>8479.5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1.95" calcext:value-type="float">
            <text:p>51.950</text:p>
          </table:table-cell>
          <table:table-cell office:value-type="float" office:value="30.4602065078356" calcext:value-type="float">
            <text:p>30.460</text:p>
          </table:table-cell>
          <table:table-cell office:value-type="float" office:value="0.861083269750577" calcext:value-type="float">
            <text:p>0.86108</text:p>
          </table:table-cell>
          <table:table-cell office:value-type="float" office:value="38438.8271484375" calcext:value-type="float">
            <text:p>38438.83</text:p>
          </table:table-cell>
          <table:table-cell office:value-type="float" office:value="8432.43286132813" calcext:value-type="float">
            <text:p>8432.43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7.18" calcext:value-type="float">
            <text:p>47.180</text:p>
          </table:table-cell>
          <table:table-cell office:value-type="float" office:value="30.9692338530205" calcext:value-type="float">
            <text:p>30.969</text:p>
          </table:table-cell>
          <table:table-cell office:value-type="float" office:value="0.870368244790016" calcext:value-type="float">
            <text:p>0.87037</text:p>
          </table:table-cell>
          <table:table-cell office:value-type="float" office:value="38140.0815429688" calcext:value-type="float">
            <text:p>38140.08</text:p>
          </table:table-cell>
          <table:table-cell office:value-type="float" office:value="8688.80200195313" calcext:value-type="float">
            <text:p>8688.8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3.13" calcext:value-type="float">
            <text:p>43.130</text:p>
          </table:table-cell>
          <table:table-cell office:value-type="float" office:value="31.4417539617955" calcext:value-type="float">
            <text:p>31.442</text:p>
          </table:table-cell>
          <table:table-cell office:value-type="float" office:value="0.878442421584037" calcext:value-type="float">
            <text:p>0.87844</text:p>
          </table:table-cell>
          <table:table-cell office:value-type="float" office:value="38855.3798828125" calcext:value-type="float">
            <text:p>38855.38</text:p>
          </table:table-cell>
          <table:table-cell office:value-type="float" office:value="8935.91625976563" calcext:value-type="float">
            <text:p>8935.92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9.62" calcext:value-type="float">
            <text:p>39.620</text:p>
          </table:table-cell>
          <table:table-cell office:value-type="float" office:value="31.9043749157128" calcext:value-type="float">
            <text:p>31.904</text:p>
          </table:table-cell>
          <table:table-cell office:value-type="float" office:value="0.886501715535198" calcext:value-type="float">
            <text:p>0.88650</text:p>
          </table:table-cell>
          <table:table-cell office:value-type="float" office:value="38712.0209960937" calcext:value-type="float">
            <text:p>38712.02</text:p>
          </table:table-cell>
          <table:table-cell office:value-type="float" office:value="8761.28125" calcext:value-type="float">
            <text:p>8761.2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6.5" calcext:value-type="float">
            <text:p>36.500</text:p>
          </table:table-cell>
          <table:table-cell office:value-type="float" office:value="32.3492088017408" calcext:value-type="float">
            <text:p>32.349</text:p>
          </table:table-cell>
          <table:table-cell office:value-type="float" office:value="0.893517915007202" calcext:value-type="float">
            <text:p>0.89352</text:p>
          </table:table-cell>
          <table:table-cell office:value-type="float" office:value="38680.4565429687" calcext:value-type="float">
            <text:p>38680.46</text:p>
          </table:table-cell>
          <table:table-cell office:value-type="float" office:value="8725.087890625" calcext:value-type="float">
            <text:p>8725.09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3.8" calcext:value-type="float">
            <text:p>33.800</text:p>
          </table:table-cell>
          <table:table-cell office:value-type="float" office:value="32.7823079284447" calcext:value-type="float">
            <text:p>32.782</text:p>
          </table:table-cell>
          <table:table-cell office:value-type="float" office:value="0.900671121440718" calcext:value-type="float">
            <text:p>0.90067</text:p>
          </table:table-cell>
          <table:table-cell office:value-type="float" office:value="38723.19140625" calcext:value-type="float">
            <text:p>38723.19</text:p>
          </table:table-cell>
          <table:table-cell office:value-type="float" office:value="8556.19482421875" calcext:value-type="float">
            <text:p>8556.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04785.961035435" calcext:value-type="float">
            <text:p>204785.961035435</text:p>
          </table:table-cell>
          <table:table-cell table:style-name="ce6" office:value-type="float" office:value="2202387.43587606" calcext:value-type="float">
            <text:p>2202387.43587606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22" calcext:value-type="float">
            <text:p>122.000</text:p>
          </table:table-cell>
          <table:table-cell office:value-type="float" office:value="26.8145459502718" calcext:value-type="float">
            <text:p>26.815</text:p>
          </table:table-cell>
          <table:table-cell table:style-name="ce3" office:value-type="float" office:value="0.73182552139943" calcext:value-type="float">
            <text:p>0.73183</text:p>
          </table:table-cell>
          <table:table-cell office:value-type="float" office:value="20258.6235351562" calcext:value-type="float">
            <text:p>20258.62</text:p>
          </table:table-cell>
          <table:table-cell office:value-type="float" office:value="5167.564453125" calcext:value-type="float">
            <text:p>5167.5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99.8" calcext:value-type="float">
            <text:p>99.800</text:p>
          </table:table-cell>
          <table:table-cell office:value-type="float" office:value="27.7202147879723" calcext:value-type="float">
            <text:p>27.720</text:p>
          </table:table-cell>
          <table:table-cell table:style-name="ce3" office:value-type="float" office:value="0.759460023897072" calcext:value-type="float">
            <text:p>0.75946</text:p>
          </table:table-cell>
          <table:table-cell office:value-type="float" office:value="19662.9985351563" calcext:value-type="float">
            <text:p>19663.00</text:p>
          </table:table-cell>
          <table:table-cell office:value-type="float" office:value="5236.73193359375" calcext:value-type="float">
            <text:p>5236.7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84.3" calcext:value-type="float">
            <text:p>84.300</text:p>
          </table:table-cell>
          <table:table-cell office:value-type="float" office:value="28.5004062015867" calcext:value-type="float">
            <text:p>28.500</text:p>
          </table:table-cell>
          <table:table-cell table:style-name="ce3" office:value-type="float" office:value="0.782722221787651" calcext:value-type="float">
            <text:p>0.78272</text:p>
          </table:table-cell>
          <table:table-cell office:value-type="float" office:value="19375.3081054688" calcext:value-type="float">
            <text:p>19375.31</text:p>
          </table:table-cell>
          <table:table-cell office:value-type="float" office:value="5143.0458984375" calcext:value-type="float">
            <text:p>5143.0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72.86" calcext:value-type="float">
            <text:p>72.860</text:p>
          </table:table-cell>
          <table:table-cell office:value-type="float" office:value="29.1855013351607" calcext:value-type="float">
            <text:p>29.186</text:p>
          </table:table-cell>
          <table:table-cell table:style-name="ce3" office:value-type="float" office:value="0.80140566302139" calcext:value-type="float">
            <text:p>0.80141</text:p>
          </table:table-cell>
          <table:table-cell office:value-type="float" office:value="18990.3657226563" calcext:value-type="float">
            <text:p>18990.37</text:p>
          </table:table-cell>
          <table:table-cell office:value-type="float" office:value="5186.84838867187" calcext:value-type="float">
            <text:p>5186.85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3.7" calcext:value-type="float">
            <text:p>63.700</text:p>
          </table:table-cell>
          <table:table-cell office:value-type="float" office:value="29.8548780601732" calcext:value-type="float">
            <text:p>29.855</text:p>
          </table:table-cell>
          <table:table-cell table:style-name="ce3" office:value-type="float" office:value="0.819639989012018" calcext:value-type="float">
            <text:p>0.81964</text:p>
          </table:table-cell>
          <table:table-cell office:value-type="float" office:value="18562.6728515625" calcext:value-type="float">
            <text:p>18562.67</text:p>
          </table:table-cell>
          <table:table-cell office:value-type="float" office:value="5142.21606445313" calcext:value-type="float">
            <text:p>5142.2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6.35" calcext:value-type="float">
            <text:p>56.350</text:p>
          </table:table-cell>
          <table:table-cell office:value-type="float" office:value="30.468122610043" calcext:value-type="float">
            <text:p>30.468</text:p>
          </table:table-cell>
          <table:table-cell table:style-name="ce3" office:value-type="float" office:value="0.834528285403142" calcext:value-type="float">
            <text:p>0.83453</text:p>
          </table:table-cell>
          <table:table-cell office:value-type="float" office:value="18298.2290039063" calcext:value-type="float">
            <text:p>18298.23</text:p>
          </table:table-cell>
          <table:table-cell office:value-type="float" office:value="4987.26416015625" calcext:value-type="float">
            <text:p>4987.26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0.47" calcext:value-type="float">
            <text:p>50.470</text:p>
          </table:table-cell>
          <table:table-cell office:value-type="float" office:value="31.0326567376206" calcext:value-type="float">
            <text:p>31.033</text:p>
          </table:table-cell>
          <table:table-cell table:style-name="ce3" office:value-type="float" office:value="0.846531755656728" calcext:value-type="float">
            <text:p>0.84653</text:p>
          </table:table-cell>
          <table:table-cell office:value-type="float" office:value="18094.759765625" calcext:value-type="float">
            <text:p>18094.76</text:p>
          </table:table-cell>
          <table:table-cell office:value-type="float" office:value="4924.32495117188" calcext:value-type="float">
            <text:p>4924.32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5.62" calcext:value-type="float">
            <text:p>45.620</text:p>
          </table:table-cell>
          <table:table-cell office:value-type="float" office:value="31.559335303006" calcext:value-type="float">
            <text:p>31.559</text:p>
          </table:table-cell>
          <table:table-cell table:style-name="ce3" office:value-type="float" office:value="0.857730437141878" calcext:value-type="float">
            <text:p>0.85773</text:p>
          </table:table-cell>
          <table:table-cell office:value-type="float" office:value="17644.5029296875" calcext:value-type="float">
            <text:p>17644.50</text:p>
          </table:table-cell>
          <table:table-cell office:value-type="float" office:value="5031.1796875" calcext:value-type="float">
            <text:p>5031.1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1.5" calcext:value-type="float">
            <text:p>41.500</text:p>
          </table:table-cell>
          <table:table-cell office:value-type="float" office:value="32.0632027647271" calcext:value-type="float">
            <text:p>32.063</text:p>
          </table:table-cell>
          <table:table-cell table:style-name="ce3" office:value-type="float" office:value="0.868337465897455" calcext:value-type="float">
            <text:p>0.86834</text:p>
          </table:table-cell>
          <table:table-cell office:value-type="float" office:value="17463.4887695313" calcext:value-type="float">
            <text:p>17463.49</text:p>
          </table:table-cell>
          <table:table-cell office:value-type="float" office:value="4832.814453125" calcext:value-type="float">
            <text:p>4832.8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7.75" calcext:value-type="float">
            <text:p>37.750</text:p>
          </table:table-cell>
          <table:table-cell office:value-type="float" office:value="32.5674389903807" calcext:value-type="float">
            <text:p>32.567</text:p>
          </table:table-cell>
          <table:table-cell table:style-name="ce3" office:value-type="float" office:value="0.878271720353991" calcext:value-type="float">
            <text:p>0.87827</text:p>
          </table:table-cell>
          <table:table-cell office:value-type="float" office:value="16960.845703125" calcext:value-type="float">
            <text:p>16960.85</text:p>
          </table:table-cell>
          <table:table-cell office:value-type="float" office:value="4741.10888671875" calcext:value-type="float">
            <text:p>4741.1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4.65" calcext:value-type="float">
            <text:p>34.650</text:p>
          </table:table-cell>
          <table:table-cell office:value-type="float" office:value="33.0414284807629" calcext:value-type="float">
            <text:p>33.041</text:p>
          </table:table-cell>
          <table:table-cell table:style-name="ce3" office:value-type="float" office:value="0.886284460113295" calcext:value-type="float">
            <text:p>0.88628</text:p>
          </table:table-cell>
          <table:table-cell office:value-type="float" office:value="16759.234375" calcext:value-type="float">
            <text:p>16759.23</text:p>
          </table:table-cell>
          <table:table-cell office:value-type="float" office:value="4694.39794921875" calcext:value-type="float">
            <text:p>4694.4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2" calcext:value-type="float">
            <text:p>32.000</text:p>
          </table:table-cell>
          <table:table-cell office:value-type="float" office:value="33.4685991297791" calcext:value-type="float">
            <text:p>33.469</text:p>
          </table:table-cell>
          <table:table-cell table:style-name="ce3" office:value-type="float" office:value="0.893468201221831" calcext:value-type="float">
            <text:p>0.89347</text:p>
          </table:table-cell>
          <table:table-cell office:value-type="float" office:value="16651.2905273438" calcext:value-type="float">
            <text:p>16651.29</text:p>
          </table:table-cell>
          <table:table-cell office:value-type="float" office:value="4705.31787109375" calcext:value-type="float">
            <text:p>4705.32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9.6" calcext:value-type="float">
            <text:p>29.600</text:p>
          </table:table-cell>
          <table:table-cell office:value-type="float" office:value="33.8994546888399" calcext:value-type="float">
            <text:p>33.899</text:p>
          </table:table-cell>
          <table:table-cell table:style-name="ce3" office:value-type="float" office:value="0.900337745976359" calcext:value-type="float">
            <text:p>0.90034</text:p>
          </table:table-cell>
          <table:table-cell office:value-type="float" office:value="16501.1870117188" calcext:value-type="float">
            <text:p>16501.19</text:p>
          </table:table-cell>
          <table:table-cell office:value-type="float" office:value="4577.88232421875" calcext:value-type="float">
            <text:p>4577.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74086.829981542" calcext:value-type="float">
            <text:p>174086.829981542</text:p>
          </table:table-cell>
          <table:table-cell table:style-name="ce6" office:value-type="float" office:value="1947453.87564607" calcext:value-type="float">
            <text:p>1947453.8756460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99.5" calcext:value-type="float">
            <text:p>99.500</text:p>
          </table:table-cell>
          <table:table-cell office:value-type="float" office:value="27.7004627879315" calcext:value-type="float">
            <text:p>27.700</text:p>
          </table:table-cell>
          <table:table-cell table:style-name="ce3" office:value-type="float" office:value="0.698216485374668" calcext:value-type="float">
            <text:p>0.69822</text:p>
          </table:table-cell>
          <table:table-cell office:value-type="float" office:value="13218.9560546875" calcext:value-type="float">
            <text:p>13218.96</text:p>
          </table:table-cell>
          <table:table-cell office:value-type="float" office:value="2867.34130859375" calcext:value-type="float">
            <text:p>2867.34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82" calcext:value-type="float">
            <text:p>82.000</text:p>
          </table:table-cell>
          <table:table-cell office:value-type="float" office:value="28.3992157739131" calcext:value-type="float">
            <text:p>28.399</text:p>
          </table:table-cell>
          <table:table-cell table:style-name="ce3" office:value-type="float" office:value="0.728192709824476" calcext:value-type="float">
            <text:p>0.72819</text:p>
          </table:table-cell>
          <table:table-cell office:value-type="float" office:value="13053.4833984375" calcext:value-type="float">
            <text:p>13053.48</text:p>
          </table:table-cell>
          <table:table-cell office:value-type="float" office:value="2825.19189453125" calcext:value-type="float">
            <text:p>2825.19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0.5" calcext:value-type="float">
            <text:p>70.500</text:p>
          </table:table-cell>
          <table:table-cell office:value-type="float" office:value="28.9693603475258" calcext:value-type="float">
            <text:p>28.969</text:p>
          </table:table-cell>
          <table:table-cell table:style-name="ce3" office:value-type="float" office:value="0.751627675299345" calcext:value-type="float">
            <text:p>0.75163</text:p>
          </table:table-cell>
          <table:table-cell office:value-type="float" office:value="13275.251953125" calcext:value-type="float">
            <text:p>13275.25</text:p>
          </table:table-cell>
          <table:table-cell office:value-type="float" office:value="2941.85522460937" calcext:value-type="float">
            <text:p>2941.8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1.65" calcext:value-type="float">
            <text:p>61.650</text:p>
          </table:table-cell>
          <table:table-cell office:value-type="float" office:value="29.509458911795" calcext:value-type="float">
            <text:p>29.509</text:p>
          </table:table-cell>
          <table:table-cell table:style-name="ce3" office:value-type="float" office:value="0.772314057432969" calcext:value-type="float">
            <text:p>0.77231</text:p>
          </table:table-cell>
          <table:table-cell office:value-type="float" office:value="12835.8427734375" calcext:value-type="float">
            <text:p>12835.84</text:p>
          </table:table-cell>
          <table:table-cell office:value-type="float" office:value="2855.00903320312" calcext:value-type="float">
            <text:p>2855.01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5" calcext:value-type="float">
            <text:p>55.000</text:p>
          </table:table-cell>
          <table:table-cell office:value-type="float" office:value="29.9811725814144" calcext:value-type="float">
            <text:p>29.981</text:p>
          </table:table-cell>
          <table:table-cell table:style-name="ce3" office:value-type="float" office:value="0.788898185548165" calcext:value-type="float">
            <text:p>0.78890</text:p>
          </table:table-cell>
          <table:table-cell office:value-type="float" office:value="12626.8842773438" calcext:value-type="float">
            <text:p>12626.88</text:p>
          </table:table-cell>
          <table:table-cell office:value-type="float" office:value="2923.78637695312" calcext:value-type="float">
            <text:p>2923.7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49.47" calcext:value-type="float">
            <text:p>49.470</text:p>
          </table:table-cell>
          <table:table-cell office:value-type="float" office:value="30.4281555548009" calcext:value-type="float">
            <text:p>30.428</text:p>
          </table:table-cell>
          <table:table-cell table:style-name="ce3" office:value-type="float" office:value="0.80330151500289" calcext:value-type="float">
            <text:p>0.80330</text:p>
          </table:table-cell>
          <table:table-cell office:value-type="float" office:value="12631.880859375" calcext:value-type="float">
            <text:p>12631.88</text:p>
          </table:table-cell>
          <table:table-cell office:value-type="float" office:value="3133.28491210937" calcext:value-type="float">
            <text:p>3133.2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45" calcext:value-type="float">
            <text:p>45.000</text:p>
          </table:table-cell>
          <table:table-cell office:value-type="float" office:value="30.8362112423902" calcext:value-type="float">
            <text:p>30.836</text:p>
          </table:table-cell>
          <table:table-cell table:style-name="ce3" office:value-type="float" office:value="0.817340739360025" calcext:value-type="float">
            <text:p>0.81734</text:p>
          </table:table-cell>
          <table:table-cell office:value-type="float" office:value="12814.216796875" calcext:value-type="float">
            <text:p>12814.22</text:p>
          </table:table-cell>
          <table:table-cell office:value-type="float" office:value="3108.32153320312" calcext:value-type="float">
            <text:p>3108.32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1.1" calcext:value-type="float">
            <text:p>41.100</text:p>
          </table:table-cell>
          <table:table-cell office:value-type="float" office:value="31.25136701024" calcext:value-type="float">
            <text:p>31.251</text:p>
          </table:table-cell>
          <table:table-cell table:style-name="ce3" office:value-type="float" office:value="0.829752900347868" calcext:value-type="float">
            <text:p>0.82975</text:p>
          </table:table-cell>
          <table:table-cell office:value-type="float" office:value="12654.1567382813" calcext:value-type="float">
            <text:p>12654.16</text:p>
          </table:table-cell>
          <table:table-cell office:value-type="float" office:value="3164.28442382812" calcext:value-type="float">
            <text:p>3164.2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7.8" calcext:value-type="float">
            <text:p>37.800</text:p>
          </table:table-cell>
          <table:table-cell office:value-type="float" office:value="31.6373062180957" calcext:value-type="float">
            <text:p>31.637</text:p>
          </table:table-cell>
          <table:table-cell table:style-name="ce3" office:value-type="float" office:value="0.840799320951032" calcext:value-type="float">
            <text:p>0.84080</text:p>
          </table:table-cell>
          <table:table-cell office:value-type="float" office:value="12550.1928710938" calcext:value-type="float">
            <text:p>12550.19</text:p>
          </table:table-cell>
          <table:table-cell office:value-type="float" office:value="3072.62036132812" calcext:value-type="float">
            <text:p>3072.6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5.07" calcext:value-type="float">
            <text:p>35.070</text:p>
          </table:table-cell>
          <table:table-cell office:value-type="float" office:value="31.9871839626115" calcext:value-type="float">
            <text:p>31.987</text:p>
          </table:table-cell>
          <table:table-cell table:style-name="ce3" office:value-type="float" office:value="0.850560904407548" calcext:value-type="float">
            <text:p>0.85056</text:p>
          </table:table-cell>
          <table:table-cell office:value-type="float" office:value="12629.412109375" calcext:value-type="float">
            <text:p>12629.41</text:p>
          </table:table-cell>
          <table:table-cell office:value-type="float" office:value="2992.79541015625" calcext:value-type="float">
            <text:p>2992.80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2.6" calcext:value-type="float">
            <text:p>32.600</text:p>
          </table:table-cell>
          <table:table-cell office:value-type="float" office:value="32.3380161051257" calcext:value-type="float">
            <text:p>32.338</text:p>
          </table:table-cell>
          <table:table-cell table:style-name="ce3" office:value-type="float" office:value="0.85953456475083" calcext:value-type="float">
            <text:p>0.85953</text:p>
          </table:table-cell>
          <table:table-cell office:value-type="float" office:value="12581.25390625" calcext:value-type="float">
            <text:p>12581.25</text:p>
          </table:table-cell>
          <table:table-cell office:value-type="float" office:value="2924.97241210937" calcext:value-type="float">
            <text:p>2924.97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0.46" calcext:value-type="float">
            <text:p>30.460</text:p>
          </table:table-cell>
          <table:table-cell office:value-type="float" office:value="32.6694009522337" calcext:value-type="float">
            <text:p>32.669</text:p>
          </table:table-cell>
          <table:table-cell table:style-name="ce3" office:value-type="float" office:value="0.867557490432432" calcext:value-type="float">
            <text:p>0.86756</text:p>
          </table:table-cell>
          <table:table-cell office:value-type="float" office:value="12452.0659179688" calcext:value-type="float">
            <text:p>12452.07</text:p>
          </table:table-cell>
          <table:table-cell office:value-type="float" office:value="2862.45922851562" calcext:value-type="float">
            <text:p>2862.4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8.59" calcext:value-type="float">
            <text:p>28.590</text:p>
          </table:table-cell>
          <table:table-cell office:value-type="float" office:value="32.9810419481158" calcext:value-type="float">
            <text:p>32.981</text:p>
          </table:table-cell>
          <table:table-cell table:style-name="ce3" office:value-type="float" office:value="0.874911631452836" calcext:value-type="float">
            <text:p>0.87491</text:p>
          </table:table-cell>
          <table:table-cell office:value-type="float" office:value="12597.7861328125" calcext:value-type="float">
            <text:p>12597.79</text:p>
          </table:table-cell>
          <table:table-cell office:value-type="float" office:value="2797.6455078125" calcext:value-type="float">
            <text:p>2797.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34925.597835725" calcext:value-type="float">
            <text:p>134925.597835725</text:p>
          </table:table-cell>
          <table:table-cell table:style-name="ce6" office:value-type="float" office:value="1969888.72415771" calcext:value-type="float">
            <text:p>1969888.7241577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01.7" calcext:value-type="float">
            <text:p>101.700</text:p>
          </table:table-cell>
          <table:table-cell office:value-type="float" office:value="29.1714067537964" calcext:value-type="float">
            <text:p>29.171</text:p>
          </table:table-cell>
          <table:table-cell table:style-name="ce3" office:value-type="float" office:value="0.785958286175465" calcext:value-type="float">
            <text:p>0.78596</text:p>
          </table:table-cell>
          <table:table-cell office:value-type="float" office:value="14040.1103515625" calcext:value-type="float">
            <text:p>14040.11</text:p>
          </table:table-cell>
          <table:table-cell office:value-type="float" office:value="3553.81665039063" calcext:value-type="float">
            <text:p>3553.8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80.2" calcext:value-type="float">
            <text:p>80.200</text:p>
          </table:table-cell>
          <table:table-cell office:value-type="float" office:value="30.2300105257234" calcext:value-type="float">
            <text:p>30.230</text:p>
          </table:table-cell>
          <table:table-cell table:style-name="ce3" office:value-type="float" office:value="0.810690240998115" calcext:value-type="float">
            <text:p>0.81069</text:p>
          </table:table-cell>
          <table:table-cell office:value-type="float" office:value="12790.1748046875" calcext:value-type="float">
            <text:p>12790.17</text:p>
          </table:table-cell>
          <table:table-cell office:value-type="float" office:value="3409.46069335937" calcext:value-type="float">
            <text:p>3409.46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66.2" calcext:value-type="float">
            <text:p>66.200</text:p>
          </table:table-cell>
          <table:table-cell office:value-type="float" office:value="31.1034763406539" calcext:value-type="float">
            <text:p>31.103</text:p>
          </table:table-cell>
          <table:table-cell table:style-name="ce3" office:value-type="float" office:value="0.828824788869635" calcext:value-type="float">
            <text:p>0.82882</text:p>
          </table:table-cell>
          <table:table-cell office:value-type="float" office:value="12358.0678710938" calcext:value-type="float">
            <text:p>12358.07</text:p>
          </table:table-cell>
          <table:table-cell office:value-type="float" office:value="3166.26684570312" calcext:value-type="float">
            <text:p>3166.27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5.55" calcext:value-type="float">
            <text:p>55.550</text:p>
          </table:table-cell>
          <table:table-cell office:value-type="float" office:value="31.8932335153787" calcext:value-type="float">
            <text:p>31.893</text:p>
          </table:table-cell>
          <table:table-cell table:style-name="ce3" office:value-type="float" office:value="0.844690945494242" calcext:value-type="float">
            <text:p>0.84469</text:p>
          </table:table-cell>
          <table:table-cell office:value-type="float" office:value="11716.7163085938" calcext:value-type="float">
            <text:p>11716.72</text:p>
          </table:table-cell>
          <table:table-cell office:value-type="float" office:value="3192.02490234375" calcext:value-type="float">
            <text:p>3192.0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7.8" calcext:value-type="float">
            <text:p>47.800</text:p>
          </table:table-cell>
          <table:table-cell office:value-type="float" office:value="32.5833019971315" calcext:value-type="float">
            <text:p>32.583</text:p>
          </table:table-cell>
          <table:table-cell table:style-name="ce3" office:value-type="float" office:value="0.856867768482772" calcext:value-type="float">
            <text:p>0.85687</text:p>
          </table:table-cell>
          <table:table-cell office:value-type="float" office:value="11226.3408203125" calcext:value-type="float">
            <text:p>11226.34</text:p>
          </table:table-cell>
          <table:table-cell office:value-type="float" office:value="3111.94555664062" calcext:value-type="float">
            <text:p>3111.9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41.75" calcext:value-type="float">
            <text:p>41.750</text:p>
          </table:table-cell>
          <table:table-cell office:value-type="float" office:value="33.1919085633345" calcext:value-type="float">
            <text:p>33.192</text:p>
          </table:table-cell>
          <table:table-cell table:style-name="ce3" office:value-type="float" office:value="0.868084640091577" calcext:value-type="float">
            <text:p>0.86808</text:p>
          </table:table-cell>
          <table:table-cell office:value-type="float" office:value="11116.7543945313" calcext:value-type="float">
            <text:p>11116.75</text:p>
          </table:table-cell>
          <table:table-cell office:value-type="float" office:value="3069.08447265625" calcext:value-type="float">
            <text:p>3069.0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36.8" calcext:value-type="float">
            <text:p>36.800</text:p>
          </table:table-cell>
          <table:table-cell office:value-type="float" office:value="33.7706582274795" calcext:value-type="float">
            <text:p>33.771</text:p>
          </table:table-cell>
          <table:table-cell table:style-name="ce3" office:value-type="float" office:value="0.87761285049402" calcext:value-type="float">
            <text:p>0.87761</text:p>
          </table:table-cell>
          <table:table-cell office:value-type="float" office:value="10654.0483398438" calcext:value-type="float">
            <text:p>10654.05</text:p>
          </table:table-cell>
          <table:table-cell office:value-type="float" office:value="2904.32250976562" calcext:value-type="float">
            <text:p>2904.32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32.8" calcext:value-type="float">
            <text:p>32.800</text:p>
          </table:table-cell>
          <table:table-cell office:value-type="float" office:value="34.3077252355092" calcext:value-type="float">
            <text:p>34.308</text:p>
          </table:table-cell>
          <table:table-cell table:style-name="ce3" office:value-type="float" office:value="0.886086588295725" calcext:value-type="float">
            <text:p>0.88609</text:p>
          </table:table-cell>
          <table:table-cell office:value-type="float" office:value="10362.9409179688" calcext:value-type="float">
            <text:p>10362.94</text:p>
          </table:table-cell>
          <table:table-cell office:value-type="float" office:value="2868.15234375" calcext:value-type="float">
            <text:p>2868.15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29.5" calcext:value-type="float">
            <text:p>29.500</text:p>
          </table:table-cell>
          <table:table-cell office:value-type="float" office:value="34.7786392369097" calcext:value-type="float">
            <text:p>34.779</text:p>
          </table:table-cell>
          <table:table-cell table:style-name="ce3" office:value-type="float" office:value="0.893533513748798" calcext:value-type="float">
            <text:p>0.89353</text:p>
          </table:table-cell>
          <table:table-cell office:value-type="float" office:value="10290.2705078125" calcext:value-type="float">
            <text:p>10290.27</text:p>
          </table:table-cell>
          <table:table-cell office:value-type="float" office:value="2881.90991210937" calcext:value-type="float">
            <text:p>2881.9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6.75" calcext:value-type="float">
            <text:p>26.750</text:p>
          </table:table-cell>
          <table:table-cell office:value-type="float" office:value="35.2101285636498" calcext:value-type="float">
            <text:p>35.210</text:p>
          </table:table-cell>
          <table:table-cell table:style-name="ce3" office:value-type="float" office:value="0.899547434495774" calcext:value-type="float">
            <text:p>0.89955</text:p>
          </table:table-cell>
          <table:table-cell office:value-type="float" office:value="10087.4248046875" calcext:value-type="float">
            <text:p>10087.42</text:p>
          </table:table-cell>
          <table:table-cell office:value-type="float" office:value="2754.072265625" calcext:value-type="float">
            <text:p>2754.07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24.4" calcext:value-type="float">
            <text:p>24.400</text:p>
          </table:table-cell>
          <table:table-cell office:value-type="float" office:value="35.6116559174322" calcext:value-type="float">
            <text:p>35.612</text:p>
          </table:table-cell>
          <table:table-cell table:style-name="ce3" office:value-type="float" office:value="0.905173716025513" calcext:value-type="float">
            <text:p>0.90517</text:p>
          </table:table-cell>
          <table:table-cell office:value-type="float" office:value="9970.48046875" calcext:value-type="float">
            <text:p>9970.48</text:p>
          </table:table-cell>
          <table:table-cell office:value-type="float" office:value="2774.82373046875" calcext:value-type="float">
            <text:p>2774.8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2.42" calcext:value-type="float">
            <text:p>22.420</text:p>
          </table:table-cell>
          <table:table-cell office:value-type="float" office:value="36.0026886193687" calcext:value-type="float">
            <text:p>36.003</text:p>
          </table:table-cell>
          <table:table-cell table:style-name="ce3" office:value-type="float" office:value="0.910229252884945" calcext:value-type="float">
            <text:p>0.91023</text:p>
          </table:table-cell>
          <table:table-cell office:value-type="float" office:value="9928.25927734375" calcext:value-type="float">
            <text:p>9928.26</text:p>
          </table:table-cell>
          <table:table-cell office:value-type="float" office:value="2760.63745117187" calcext:value-type="float">
            <text:p>2760.6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0.74" calcext:value-type="float">
            <text:p>20.740</text:p>
          </table:table-cell>
          <table:table-cell office:value-type="float" office:value="36.3429561158305" calcext:value-type="float">
            <text:p>36.343</text:p>
          </table:table-cell>
          <table:table-cell table:style-name="ce3" office:value-type="float" office:value="0.91449008148678" calcext:value-type="float">
            <text:p>0.91449</text:p>
          </table:table-cell>
          <table:table-cell office:value-type="float" office:value="9845.2666015625" calcext:value-type="float">
            <text:p>9845.27</text:p>
          </table:table-cell>
          <table:table-cell office:value-type="float" office:value="2695.15087890625" calcext:value-type="float">
            <text:p>2695.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72751.751371924" calcext:value-type="float">
            <text:p>172751.751371924</text:p>
          </table:table-cell>
          <table:table-cell table:style-name="ce6" office:value-type="float" office:value="1596228.5233773" calcext:value-type="float">
            <text:p>1596228.5233773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70.5" calcext:value-type="float">
            <text:p>170.500</text:p>
          </table:table-cell>
          <table:table-cell office:value-type="float" office:value="21.3192701697395" calcext:value-type="float">
            <text:p>21.319</text:p>
          </table:table-cell>
          <table:table-cell office:value-type="float" office:value="0.532377120303468" calcext:value-type="float">
            <text:p>0.53238</text:p>
          </table:table-cell>
          <table:table-cell office:value-type="float" office:value="56339.94921875" calcext:value-type="float">
            <text:p>56339.95</text:p>
          </table:table-cell>
          <table:table-cell office:value-type="float" office:value="10531.5991210938" calcext:value-type="float">
            <text:p>10531.6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49.7" calcext:value-type="float">
            <text:p>149.700</text:p>
          </table:table-cell>
          <table:table-cell office:value-type="float" office:value="21.7821149380893" calcext:value-type="float">
            <text:p>21.782</text:p>
          </table:table-cell>
          <table:table-cell office:value-type="float" office:value="0.570504101256899" calcext:value-type="float">
            <text:p>0.57050</text:p>
          </table:table-cell>
          <table:table-cell office:value-type="float" office:value="59997.7182617188" calcext:value-type="float">
            <text:p>59997.72</text:p>
          </table:table-cell>
          <table:table-cell office:value-type="float" office:value="11215.9685058594" calcext:value-type="float">
            <text:p>11215.9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33.6" calcext:value-type="float">
            <text:p>133.600</text:p>
          </table:table-cell>
          <table:table-cell office:value-type="float" office:value="22.2216726229769" calcext:value-type="float">
            <text:p>22.222</text:p>
          </table:table-cell>
          <table:table-cell office:value-type="float" office:value="0.602961909936609" calcext:value-type="float">
            <text:p>0.60296</text:p>
          </table:table-cell>
          <table:table-cell office:value-type="float" office:value="61557.099609375" calcext:value-type="float">
            <text:p>61557.10</text:p>
          </table:table-cell>
          <table:table-cell office:value-type="float" office:value="11841.90234375" calcext:value-type="float">
            <text:p>11841.9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20.65" calcext:value-type="float">
            <text:p>120.650</text:p>
          </table:table-cell>
          <table:table-cell office:value-type="float" office:value="22.646395950393" calcext:value-type="float">
            <text:p>22.646</text:p>
          </table:table-cell>
          <table:table-cell office:value-type="float" office:value="0.629847573931622" calcext:value-type="float">
            <text:p>0.62985</text:p>
          </table:table-cell>
          <table:table-cell office:value-type="float" office:value="62950.212890625" calcext:value-type="float">
            <text:p>62950.21</text:p>
          </table:table-cell>
          <table:table-cell office:value-type="float" office:value="11975.2429199219" calcext:value-type="float">
            <text:p>11975.24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09.8" calcext:value-type="float">
            <text:p>109.800</text:p>
          </table:table-cell>
          <table:table-cell office:value-type="float" office:value="23.0572533853035" calcext:value-type="float">
            <text:p>23.057</text:p>
          </table:table-cell>
          <table:table-cell office:value-type="float" office:value="0.652374831766118" calcext:value-type="float">
            <text:p>0.65237</text:p>
          </table:table-cell>
          <table:table-cell office:value-type="float" office:value="63546.0668945313" calcext:value-type="float">
            <text:p>63546.07</text:p>
          </table:table-cell>
          <table:table-cell office:value-type="float" office:value="11872.5651855469" calcext:value-type="float">
            <text:p>11872.5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00.94" calcext:value-type="float">
            <text:p>100.940</text:p>
          </table:table-cell>
          <table:table-cell office:value-type="float" office:value="23.436698342856" calcext:value-type="float">
            <text:p>23.437</text:p>
          </table:table-cell>
          <table:table-cell office:value-type="float" office:value="0.674401163421716" calcext:value-type="float">
            <text:p>0.67440</text:p>
          </table:table-cell>
          <table:table-cell office:value-type="float" office:value="65002.8271484375" calcext:value-type="float">
            <text:p>65002.83</text:p>
          </table:table-cell>
          <table:table-cell office:value-type="float" office:value="11832.5910644531" calcext:value-type="float">
            <text:p>11832.5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93.3" calcext:value-type="float">
            <text:p>93.3</text:p>
          </table:table-cell>
          <table:table-cell office:value-type="float" office:value="23.7984602355258" calcext:value-type="float">
            <text:p>23.798</text:p>
          </table:table-cell>
          <table:table-cell office:value-type="float" office:value="0.693648821006081" calcext:value-type="float">
            <text:p>0.69365</text:p>
          </table:table-cell>
          <table:table-cell office:value-type="float" office:value="64634.892578125" calcext:value-type="float">
            <text:p>64634.89</text:p>
          </table:table-cell>
          <table:table-cell office:value-type="float" office:value="11648.2817382813" calcext:value-type="float">
            <text:p>11648.2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86.75" calcext:value-type="float">
            <text:p>86.750</text:p>
          </table:table-cell>
          <table:table-cell office:value-type="float" office:value="24.1492492172436" calcext:value-type="float">
            <text:p>24.149</text:p>
          </table:table-cell>
          <table:table-cell office:value-type="float" office:value="0.710159001200681" calcext:value-type="float">
            <text:p>0.71016</text:p>
          </table:table-cell>
          <table:table-cell office:value-type="float" office:value="65272.3505859375" calcext:value-type="float">
            <text:p>65272.35</text:p>
          </table:table-cell>
          <table:table-cell office:value-type="float" office:value="11646.4226074219" calcext:value-type="float">
            <text:p>11646.4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80.8" calcext:value-type="float">
            <text:p>80.800</text:p>
          </table:table-cell>
          <table:table-cell office:value-type="float" office:value="24.5084398470263" calcext:value-type="float">
            <text:p>24.508</text:p>
          </table:table-cell>
          <table:table-cell office:value-type="float" office:value="0.726755927801333" calcext:value-type="float">
            <text:p>0.72676</text:p>
          </table:table-cell>
          <table:table-cell office:value-type="float" office:value="65518.2416992187" calcext:value-type="float">
            <text:p>65518.24</text:p>
          </table:table-cell>
          <table:table-cell office:value-type="float" office:value="11670.2849121094" calcext:value-type="float">
            <text:p>11670.28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5.81" calcext:value-type="float">
            <text:p>75.810</text:p>
          </table:table-cell>
          <table:table-cell office:value-type="float" office:value="24.8310069775274" calcext:value-type="float">
            <text:p>24.831</text:p>
          </table:table-cell>
          <table:table-cell office:value-type="float" office:value="0.740805119444389" calcext:value-type="float">
            <text:p>0.74081</text:p>
          </table:table-cell>
          <table:table-cell office:value-type="float" office:value="66366.2294921875" calcext:value-type="float">
            <text:p>66366.23</text:p>
          </table:table-cell>
          <table:table-cell office:value-type="float" office:value="11479.3408203125" calcext:value-type="float">
            <text:p>11479.34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71.11" calcext:value-type="float">
            <text:p>71.110</text:p>
          </table:table-cell>
          <table:table-cell office:value-type="float" office:value="25.1710924715802" calcext:value-type="float">
            <text:p>25.171</text:p>
          </table:table-cell>
          <table:table-cell office:value-type="float" office:value="0.753338047495191" calcext:value-type="float">
            <text:p>0.75334</text:p>
          </table:table-cell>
          <table:table-cell office:value-type="float" office:value="65808.0454101563" calcext:value-type="float">
            <text:p>65808.05</text:p>
          </table:table-cell>
          <table:table-cell office:value-type="float" office:value="11624.3469238281" calcext:value-type="float">
            <text:p>11624.3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66.92" calcext:value-type="float">
            <text:p>66.920</text:p>
          </table:table-cell>
          <table:table-cell office:value-type="float" office:value="25.4988642784268" calcext:value-type="float">
            <text:p>25.499</text:p>
          </table:table-cell>
          <table:table-cell office:value-type="float" office:value="0.765810429192865" calcext:value-type="float">
            <text:p>0.76581</text:p>
          </table:table-cell>
          <table:table-cell office:value-type="float" office:value="66007.296875" calcext:value-type="float">
            <text:p>66007.30</text:p>
          </table:table-cell>
          <table:table-cell office:value-type="float" office:value="11409.0168457031" calcext:value-type="float">
            <text:p>11409.02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63.2" calcext:value-type="float">
            <text:p>63.200</text:p>
          </table:table-cell>
          <table:table-cell office:value-type="float" office:value="25.8163524831533" calcext:value-type="float">
            <text:p>25.816</text:p>
          </table:table-cell>
          <table:table-cell office:value-type="float" office:value="0.777293337695476" calcext:value-type="float">
            <text:p>0.77729</text:p>
          </table:table-cell>
          <table:table-cell office:value-type="float" office:value="66328.1284179688" calcext:value-type="float">
            <text:p>66328.13</text:p>
          </table:table-cell>
          <table:table-cell office:value-type="float" office:value="11114.529296875" calcext:value-type="float">
            <text:p>11114.5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26997.145756504" calcext:value-type="float">
            <text:p>126997.145756504</text:p>
          </table:table-cell>
          <table:table-cell table:style-name="ce6" office:value-type="float" office:value="4036755.78703316" calcext:value-type="float">
            <text:p>4036755.78703316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59.6" calcext:value-type="float">
            <text:p>59.600</text:p>
          </table:table-cell>
          <table:table-cell office:value-type="float" office:value="33.6567838951478" calcext:value-type="float">
            <text:p>33.657</text:p>
          </table:table-cell>
          <table:table-cell office:value-type="float" office:value="0.829425146083958" calcext:value-type="float">
            <text:p>0.82943</text:p>
          </table:table-cell>
          <table:table-cell office:value-type="float" office:value="6209.8564453125" calcext:value-type="float">
            <text:p>6209.86</text:p>
          </table:table-cell>
          <table:table-cell office:value-type="float" office:value="1942.48120117188" calcext:value-type="float">
            <text:p>1942.4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59.6" calcext:value-type="float">
            <text:p>59.600</text:p>
          </table:table-cell>
          <table:table-cell office:value-type="float" office:value="33.6567838951478" calcext:value-type="float">
            <text:p>33.657</text:p>
          </table:table-cell>
          <table:table-cell office:value-type="float" office:value="0.829425146083958" calcext:value-type="float">
            <text:p>0.82943</text:p>
          </table:table-cell>
          <table:table-cell office:value-type="float" office:value="6209.8564453125" calcext:value-type="float">
            <text:p>6209.86</text:p>
          </table:table-cell>
          <table:table-cell office:value-type="float" office:value="1942.48120117188" calcext:value-type="float">
            <text:p>1942.48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7" calcext:value-type="float">
            <text:p>37.000</text:p>
          </table:table-cell>
          <table:table-cell office:value-type="float" office:value="35.4449610855899" calcext:value-type="float">
            <text:p>35.445</text:p>
          </table:table-cell>
          <table:table-cell office:value-type="float" office:value="0.862733124384823" calcext:value-type="float">
            <text:p>0.86273</text:p>
          </table:table-cell>
          <table:table-cell office:value-type="float" office:value="5666.65673828125" calcext:value-type="float">
            <text:p>5666.66</text:p>
          </table:table-cell>
          <table:table-cell office:value-type="float" office:value="1933.9873046875" calcext:value-type="float">
            <text:p>1933.99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30.9" calcext:value-type="float">
            <text:p>30.900</text:p>
          </table:table-cell>
          <table:table-cell office:value-type="float" office:value="36.0802896512864" calcext:value-type="float">
            <text:p>36.080</text:p>
          </table:table-cell>
          <table:table-cell office:value-type="float" office:value="0.874345757511414" calcext:value-type="float">
            <text:p>0.87435</text:p>
          </table:table-cell>
          <table:table-cell office:value-type="float" office:value="5745.84765625" calcext:value-type="float">
            <text:p>5745.85</text:p>
          </table:table-cell>
          <table:table-cell office:value-type="float" office:value="1962.94262695313" calcext:value-type="float">
            <text:p>1962.94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26.7" calcext:value-type="float">
            <text:p>26.700</text:p>
          </table:table-cell>
          <table:table-cell office:value-type="float" office:value="36.5796950787557" calcext:value-type="float">
            <text:p>36.580</text:p>
          </table:table-cell>
          <table:table-cell office:value-type="float" office:value="0.883640915892316" calcext:value-type="float">
            <text:p>0.88364</text:p>
          </table:table-cell>
          <table:table-cell office:value-type="float" office:value="5723.38916015625" calcext:value-type="float">
            <text:p>5723.39</text:p>
          </table:table-cell>
          <table:table-cell office:value-type="float" office:value="1909.65161132813" calcext:value-type="float">
            <text:p>1909.6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23.55" calcext:value-type="float">
            <text:p>23.550</text:p>
          </table:table-cell>
          <table:table-cell office:value-type="float" office:value="37.0334071509804" calcext:value-type="float">
            <text:p>37.033</text:p>
          </table:table-cell>
          <table:table-cell office:value-type="float" office:value="0.891812386140144" calcext:value-type="float">
            <text:p>0.89181</text:p>
          </table:table-cell>
          <table:table-cell office:value-type="float" office:value="5667.9619140625" calcext:value-type="float">
            <text:p>5667.96</text:p>
          </table:table-cell>
          <table:table-cell office:value-type="float" office:value="1892.27514648438" calcext:value-type="float">
            <text:p>1892.2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21.1" calcext:value-type="float">
            <text:p>21.100</text:p>
          </table:table-cell>
          <table:table-cell office:value-type="float" office:value="37.4324233143795" calcext:value-type="float">
            <text:p>37.432</text:p>
          </table:table-cell>
          <table:table-cell office:value-type="float" office:value="0.899206312683752" calcext:value-type="float">
            <text:p>0.89921</text:p>
          </table:table-cell>
          <table:table-cell office:value-type="float" office:value="5716.076171875" calcext:value-type="float">
            <text:p>5716.08</text:p>
          </table:table-cell>
          <table:table-cell office:value-type="float" office:value="1919.54858398437" calcext:value-type="float">
            <text:p>1919.5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9.23" calcext:value-type="float">
            <text:p>19.230</text:p>
          </table:table-cell>
          <table:table-cell office:value-type="float" office:value="37.778927671625" calcext:value-type="float">
            <text:p>37.779</text:p>
          </table:table-cell>
          <table:table-cell office:value-type="float" office:value="0.905115502059522" calcext:value-type="float">
            <text:p>0.90512</text:p>
          </table:table-cell>
          <table:table-cell office:value-type="float" office:value="5743.59375" calcext:value-type="float">
            <text:p>5743.59</text:p>
          </table:table-cell>
          <table:table-cell office:value-type="float" office:value="1934.2802734375" calcext:value-type="float">
            <text:p>1934.2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7.65" calcext:value-type="float">
            <text:p>17.650</text:p>
          </table:table-cell>
          <table:table-cell office:value-type="float" office:value="38.1242662153969" calcext:value-type="float">
            <text:p>38.124</text:p>
          </table:table-cell>
          <table:table-cell office:value-type="float" office:value="0.910969715394102" calcext:value-type="float">
            <text:p>0.91097</text:p>
          </table:table-cell>
          <table:table-cell office:value-type="float" office:value="5737.2998046875" calcext:value-type="float">
            <text:p>5737.30</text:p>
          </table:table-cell>
          <table:table-cell office:value-type="float" office:value="1941.35864257813" calcext:value-type="float">
            <text:p>1941.3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6.29" calcext:value-type="float">
            <text:p>16.290</text:p>
          </table:table-cell>
          <table:table-cell office:value-type="float" office:value="38.4507619579206" calcext:value-type="float">
            <text:p>38.451</text:p>
          </table:table-cell>
          <table:table-cell office:value-type="float" office:value="0.916267583426912" calcext:value-type="float">
            <text:p>0.91627</text:p>
          </table:table-cell>
          <table:table-cell office:value-type="float" office:value="5733.31005859375" calcext:value-type="float">
            <text:p>5733.31</text:p>
          </table:table-cell>
          <table:table-cell office:value-type="float" office:value="1918.72607421875" calcext:value-type="float">
            <text:p>1918.7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14" calcext:value-type="float">
            <text:p>15.140</text:p>
          </table:table-cell>
          <table:table-cell office:value-type="float" office:value="38.7543355601509" calcext:value-type="float">
            <text:p>38.754</text:p>
          </table:table-cell>
          <table:table-cell office:value-type="float" office:value="0.920971929217546" calcext:value-type="float">
            <text:p>0.92097</text:p>
          </table:table-cell>
          <table:table-cell office:value-type="float" office:value="5735.35400390625" calcext:value-type="float">
            <text:p>5735.35</text:p>
          </table:table-cell>
          <table:table-cell office:value-type="float" office:value="1902.77661132813" calcext:value-type="float">
            <text:p>1902.7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17" calcext:value-type="float">
            <text:p>14.170</text:p>
          </table:table-cell>
          <table:table-cell office:value-type="float" office:value="39.034890934548" calcext:value-type="float">
            <text:p>39.035</text:p>
          </table:table-cell>
          <table:table-cell office:value-type="float" office:value="0.925250426091694" calcext:value-type="float">
            <text:p>0.92525</text:p>
          </table:table-cell>
          <table:table-cell office:value-type="float" office:value="5803.21142578125" calcext:value-type="float">
            <text:p>5803.21</text:p>
          </table:table-cell>
          <table:table-cell office:value-type="float" office:value="1917.03662109375" calcext:value-type="float">
            <text:p>1917.0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32" calcext:value-type="float">
            <text:p>13.320</text:p>
          </table:table-cell>
          <table:table-cell office:value-type="float" office:value="39.3100654068655" calcext:value-type="float">
            <text:p>39.310</text:p>
          </table:table-cell>
          <table:table-cell office:value-type="float" office:value="0.929266561564592" calcext:value-type="float">
            <text:p>0.92927</text:p>
          </table:table-cell>
          <table:table-cell office:value-type="float" office:value="5801.4326171875" calcext:value-type="float">
            <text:p>5801.43</text:p>
          </table:table-cell>
          <table:table-cell office:value-type="float" office:value="1920.17211914062" calcext:value-type="float">
            <text:p>1920.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35132.703370318" calcext:value-type="float">
            <text:p>135132.703370318</text:p>
          </table:table-cell>
          <table:table-cell table:style-name="ce6" office:value-type="float" office:value="1112719.18768551" calcext:value-type="float">
            <text:p>1112719.1876855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52" calcext:value-type="float">
            <text:p>152.000</text:p>
          </table:table-cell>
          <table:table-cell office:value-type="float" office:value="24.7399187754754" calcext:value-type="float">
            <text:p>24.740</text:p>
          </table:table-cell>
          <table:table-cell office:value-type="float" office:value="0.640076176196725" calcext:value-type="float">
            <text:p>0.64008</text:p>
          </table:table-cell>
          <table:table-cell office:value-type="float" office:value="28083.7387695312" calcext:value-type="float">
            <text:p>28083.74</text:p>
          </table:table-cell>
          <table:table-cell office:value-type="float" office:value="7333.07666015625" calcext:value-type="float">
            <text:p>7333.0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24.3" calcext:value-type="float">
            <text:p>124.300</text:p>
          </table:table-cell>
          <table:table-cell office:value-type="float" office:value="25.5526471325607" calcext:value-type="float">
            <text:p>25.553</text:p>
          </table:table-cell>
          <table:table-cell office:value-type="float" office:value="0.66764799330432" calcext:value-type="float">
            <text:p>0.66765</text:p>
          </table:table-cell>
          <table:table-cell office:value-type="float" office:value="26353.4165039062" calcext:value-type="float">
            <text:p>26353.42</text:p>
          </table:table-cell>
          <table:table-cell office:value-type="float" office:value="7156.29907226563" calcext:value-type="float">
            <text:p>7156.3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04.5" calcext:value-type="float">
            <text:p>104.500</text:p>
          </table:table-cell>
          <table:table-cell office:value-type="float" office:value="26.2764214002453" calcext:value-type="float">
            <text:p>26.276</text:p>
          </table:table-cell>
          <table:table-cell office:value-type="float" office:value="0.690993601469688" calcext:value-type="float">
            <text:p>0.69099</text:p>
          </table:table-cell>
          <table:table-cell office:value-type="float" office:value="25643.5170898437" calcext:value-type="float">
            <text:p>25643.52</text:p>
          </table:table-cell>
          <table:table-cell office:value-type="float" office:value="7209.4892578125" calcext:value-type="float">
            <text:p>7209.49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89.6" calcext:value-type="float">
            <text:p>89.600</text:p>
          </table:table-cell>
          <table:table-cell office:value-type="float" office:value="26.9186808979842" calcext:value-type="float">
            <text:p>26.919</text:p>
          </table:table-cell>
          <table:table-cell office:value-type="float" office:value="0.71520890660224" calcext:value-type="float">
            <text:p>0.71521</text:p>
          </table:table-cell>
          <table:table-cell office:value-type="float" office:value="25147.42578125" calcext:value-type="float">
            <text:p>25147.43</text:p>
          </table:table-cell>
          <table:table-cell office:value-type="float" office:value="7089.59057617188" calcext:value-type="float">
            <text:p>7089.59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8.4" calcext:value-type="float">
            <text:p>78.400</text:p>
          </table:table-cell>
          <table:table-cell office:value-type="float" office:value="27.4842154296808" calcext:value-type="float">
            <text:p>27.484</text:p>
          </table:table-cell>
          <table:table-cell office:value-type="float" office:value="0.734497938129399" calcext:value-type="float">
            <text:p>0.73450</text:p>
          </table:table-cell>
          <table:table-cell office:value-type="float" office:value="24574.9873046875" calcext:value-type="float">
            <text:p>24574.99</text:p>
          </table:table-cell>
          <table:table-cell office:value-type="float" office:value="7140.18969726563" calcext:value-type="float">
            <text:p>7140.1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9.7" calcext:value-type="float">
            <text:p>69.700</text:p>
          </table:table-cell>
          <table:table-cell office:value-type="float" office:value="28.0005217489076" calcext:value-type="float">
            <text:p>28.001</text:p>
          </table:table-cell>
          <table:table-cell office:value-type="float" office:value="0.752274199072577" calcext:value-type="float">
            <text:p>0.75227</text:p>
          </table:table-cell>
          <table:table-cell office:value-type="float" office:value="24257.931640625" calcext:value-type="float">
            <text:p>24257.93</text:p>
          </table:table-cell>
          <table:table-cell office:value-type="float" office:value="7238.22607421875" calcext:value-type="float">
            <text:p>7238.23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2.8" calcext:value-type="float">
            <text:p>62.800</text:p>
          </table:table-cell>
          <table:table-cell office:value-type="float" office:value="28.4669185861157" calcext:value-type="float">
            <text:p>28.467</text:p>
          </table:table-cell>
          <table:table-cell office:value-type="float" office:value="0.766517124087132" calcext:value-type="float">
            <text:p>0.76652</text:p>
          </table:table-cell>
          <table:table-cell office:value-type="float" office:value="23592.0454101562" calcext:value-type="float">
            <text:p>23592.05</text:p>
          </table:table-cell>
          <table:table-cell office:value-type="float" office:value="7052.73608398438" calcext:value-type="float">
            <text:p>7052.74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6.99" calcext:value-type="float">
            <text:p>56.990</text:p>
          </table:table-cell>
          <table:table-cell office:value-type="float" office:value="28.9059101837895" calcext:value-type="float">
            <text:p>28.906</text:p>
          </table:table-cell>
          <table:table-cell office:value-type="float" office:value="0.781033536267273" calcext:value-type="float">
            <text:p>0.78103</text:p>
          </table:table-cell>
          <table:table-cell office:value-type="float" office:value="23501.6796875" calcext:value-type="float">
            <text:p>23501.68</text:p>
          </table:table-cell>
          <table:table-cell office:value-type="float" office:value="6761.40966796875" calcext:value-type="float">
            <text:p>6761.41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2" calcext:value-type="float">
            <text:p>52.000</text:p>
          </table:table-cell>
          <table:table-cell office:value-type="float" office:value="29.3198829217072" calcext:value-type="float">
            <text:p>29.320</text:p>
          </table:table-cell>
          <table:table-cell office:value-type="float" office:value="0.793200202373466" calcext:value-type="float">
            <text:p>0.79320</text:p>
          </table:table-cell>
          <table:table-cell office:value-type="float" office:value="23382.2470703125" calcext:value-type="float">
            <text:p>23382.25</text:p>
          </table:table-cell>
          <table:table-cell office:value-type="float" office:value="6875.3125" calcext:value-type="float">
            <text:p>6875.3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7.63" calcext:value-type="float">
            <text:p>47.630</text:p>
          </table:table-cell>
          <table:table-cell office:value-type="float" office:value="29.7311575073558" calcext:value-type="float">
            <text:p>29.731</text:p>
          </table:table-cell>
          <table:table-cell office:value-type="float" office:value="0.8049560053927" calcext:value-type="float">
            <text:p>0.80496</text:p>
          </table:table-cell>
          <table:table-cell office:value-type="float" office:value="23188.0083007812" calcext:value-type="float">
            <text:p>23188.01</text:p>
          </table:table-cell>
          <table:table-cell office:value-type="float" office:value="6778.13452148438" calcext:value-type="float">
            <text:p>6778.1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4" calcext:value-type="float">
            <text:p>44.000</text:p>
          </table:table-cell>
          <table:table-cell office:value-type="float" office:value="30.1035070347514" calcext:value-type="float">
            <text:p>30.104</text:p>
          </table:table-cell>
          <table:table-cell office:value-type="float" office:value="0.816290007015901" calcext:value-type="float">
            <text:p>0.81629</text:p>
          </table:table-cell>
          <table:table-cell office:value-type="float" office:value="23056.3989257812" calcext:value-type="float">
            <text:p>23056.40</text:p>
          </table:table-cell>
          <table:table-cell office:value-type="float" office:value="6762.08032226563" calcext:value-type="float">
            <text:p>6762.0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40.75" calcext:value-type="float">
            <text:p>40.750</text:p>
          </table:table-cell>
          <table:table-cell office:value-type="float" office:value="30.4712892901109" calcext:value-type="float">
            <text:p>30.471</text:p>
          </table:table-cell>
          <table:table-cell office:value-type="float" office:value="0.825676206569398" calcext:value-type="float">
            <text:p>0.82568</text:p>
          </table:table-cell>
          <table:table-cell office:value-type="float" office:value="23019.234375" calcext:value-type="float">
            <text:p>23019.23</text:p>
          </table:table-cell>
          <table:table-cell office:value-type="float" office:value="6745.44458007813" calcext:value-type="float">
            <text:p>6745.4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7.98" calcext:value-type="float">
            <text:p>37.980</text:p>
          </table:table-cell>
          <table:table-cell office:value-type="float" office:value="30.8099074300897" calcext:value-type="float">
            <text:p>30.810</text:p>
          </table:table-cell>
          <table:table-cell office:value-type="float" office:value="0.833901413370719" calcext:value-type="float">
            <text:p>0.83390</text:p>
          </table:table-cell>
          <table:table-cell office:value-type="float" office:value="23167.8701171875" calcext:value-type="float">
            <text:p>23167.87</text:p>
          </table:table-cell>
          <table:table-cell office:value-type="float" office:value="6731.6611328125" calcext:value-type="float">
            <text:p>6731.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27400.322957644" calcext:value-type="float">
            <text:p>227400.322957644</text:p>
          </table:table-cell>
          <table:table-cell table:style-name="ce6" office:value-type="float" office:value="2674614.18333429" calcext:value-type="float">
            <text:p>2674614.18333429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00/00/00</text:date>, <text:time style:data-style-name="N2" text:time-value="10:46:45.18708892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4T14:55:01.534263629</dc:date>
    <meta:editing-duration>PT6H11M19S</meta:editing-duration>
    <meta:editing-cycles>27</meta:editing-cycles>
    <meta:generator>LibreOffice/6.3.3.2.0$Linux_X86_64 LibreOffice_project/30$Build-2</meta:generator>
    <meta:document-statistic meta:table-count="8" meta:cell-count="704" meta:object-count="0"/>
  </office:meta>
</office:document-meta>
</file>